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442ee" officeooo:paragraph-rsid="001442ee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442ee" officeooo:paragraph-rsid="0015e34a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442ee" officeooo:paragraph-rsid="001d1c8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d1c8c" officeooo:paragraph-rsid="001d1c8c" style:font-size-asian="12pt" style:font-size-complex="12pt"/>
    </style:style>
    <style:style style:name="P6" style:family="paragraph" style:parent-style-name="Standard">
      <style:text-properties style:font-name="Liberation Serif" fo:font-size="12pt" fo:font-weight="normal" officeooo:rsid="001aa679" officeooo:paragraph-rsid="001d35b3" style:font-size-asian="12pt" style:font-size-complex="12pt"/>
    </style:style>
    <style:style style:name="P7" style:family="paragraph" style:parent-style-name="Standard">
      <style:text-properties style:font-name="Liberation Serif" fo:font-size="12pt" fo:font-weight="normal" officeooo:rsid="001442ee" officeooo:paragraph-rsid="0017900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rsid="001442ee" officeooo:paragraph-rsid="001442e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9396" officeooo:paragraph-rsid="001b9396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42ee" officeooo:paragraph-rsid="001b9396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b9396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weight="bold" officeooo:rsid="001d35b3" officeooo:paragraph-rsid="001d35b3" style:font-weight-asian="bold" style:font-weight-complex="bold"/>
    </style:style>
    <style:style style:name="P15" style:family="paragraph" style:parent-style-name="Table_20_Contents">
      <style:text-properties style:font-name="Liberation Serif" fo:font-size="12pt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442ee" officeooo:paragraph-rsid="0015072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b9396" officeooo:paragraph-rsid="0028b1f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5072c" officeooo:paragraph-rsid="0028bc1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b9396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5072c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28b1fe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officeooo:paragraph-rsid="00271704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7900a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officeooo:paragraph-rsid="001d35b3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1442ee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271704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71704" officeooo:paragraph-rsid="00271704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officeooo:paragraph-rsid="001d35b3"/>
    </style:style>
    <style:style style:name="P31" style:family="paragraph" style:parent-style-name="Standard" style:list-style-name="L2">
      <style:text-properties officeooo:paragraph-rsid="001d1c8c"/>
    </style:style>
    <style:style style:name="P32" style:family="paragraph" style:parent-style-name="Standard">
      <style:text-properties style:font-name="Liberation Serif" fo:font-size="12pt" style:font-size-asian="12pt" style:font-size-complex="12pt"/>
    </style:style>
    <style:style style:name="P33" style:family="paragraph" style:parent-style-name="Standard" style:list-style-name="L2">
      <style:text-properties style:font-name="Liberation Serif" fo:font-size="12pt" officeooo:rsid="001d35b3" officeooo:paragraph-rsid="001d1c8c" style:font-size-asian="12pt" style:font-size-complex="12pt"/>
    </style:style>
    <style:style style:name="P34" style:family="paragraph" style:parent-style-name="Standard" style:list-style-name="L2">
      <style:text-properties style:font-name="Liberation Serif" fo:font-size="12pt" officeooo:rsid="001d35b3" officeooo:paragraph-rsid="001d35b3" style:font-size-asian="12pt" style:font-size-complex="12pt"/>
    </style:style>
    <style:style style:name="P35" style:family="paragraph" style:parent-style-name="Standard" style:list-style-name="L3">
      <style:text-properties style:font-name="Liberation Serif" fo:font-size="12pt" officeooo:rsid="001d35b3" officeooo:paragraph-rsid="001d35b3" style:font-size-asian="12pt" style:font-size-complex="12pt"/>
    </style:style>
    <style:style style:name="P36" style:family="paragraph" style:parent-style-name="Standard" style:list-style-name="L3">
      <style:text-properties style:font-name="Liberation Serif" fo:font-size="12pt" officeooo:rsid="001d35b3" officeooo:paragraph-rsid="001e1fba" style:font-size-asian="12pt" style:font-size-complex="12pt"/>
    </style:style>
    <style:style style:name="P37" style:family="paragraph" style:parent-style-name="Standard" style:list-style-name="L2">
      <style:text-properties style:font-name="Liberation Serif" fo:font-size="12pt" officeooo:rsid="001d1c8c" officeooo:paragraph-rsid="001d1c8c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1ab311" officeooo:paragraph-rsid="0026af76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1ab311" officeooo:paragraph-rsid="00271704" style:font-size-asian="12pt" style:font-size-complex="12pt"/>
    </style:style>
    <style:style style:name="P40" style:family="paragraph" style:parent-style-name="Standard">
      <style:text-properties style:font-name="Liberation Serif" fo:font-size="12pt" fo:font-weight="bold" officeooo:rsid="001d1c8c" officeooo:paragraph-rsid="001d1c8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20ee2" officeooo:paragraph-rsid="00220ee2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220ee2" officeooo:paragraph-rsid="00220ee2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1442ee" officeooo:paragraph-rsid="00271704" style:font-size-asian="12pt" style:font-size-complex="12pt"/>
    </style:style>
    <style:style style:name="P45" style:family="paragraph" style:parent-style-name="Standard">
      <style:text-properties style:font-name="Liberation Serif" fo:font-size="12pt" fo:font-weight="normal" officeooo:rsid="00193739" officeooo:paragraph-rsid="00271704" style:font-size-asian="12pt" style:font-size-complex="12pt"/>
    </style:style>
    <style:style style:name="P46" style:family="paragraph" style:parent-style-name="Standard">
      <style:text-properties style:font-name="Liberation Serif" fo:font-size="12pt" fo:font-style="italic" fo:font-weight="normal" officeooo:rsid="0015072c" officeooo:paragraph-rsid="00271704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48" style:family="paragraph" style:parent-style-name="Standard">
      <style:text-properties style:font-name="Liberation Serif" fo:font-size="12pt" fo:font-style="italic" officeooo:rsid="001442ee" officeooo:paragraph-rsid="002c1d33" style:font-size-asian="12pt" style:font-style-asian="italic" style:font-size-complex="12pt" style:font-style-complex="italic"/>
    </style:style>
    <style:style style:name="P49" style:family="paragraph" style:parent-style-name="Standard" style:list-style-name="L2">
      <style:text-properties officeooo:rsid="001d35b3" officeooo:paragraph-rsid="001d35b3"/>
    </style:style>
    <style:style style:name="P50" style:family="paragraph" style:parent-style-name="Standard" style:list-style-name="L2">
      <style:text-properties officeooo:rsid="001d1c8c" officeooo:paragraph-rsid="001d35b3"/>
    </style:style>
    <style:style style:name="P51" style:family="paragraph" style:parent-style-name="Standard" style:list-style-name="L2">
      <style:text-properties officeooo:rsid="001d1c8c" officeooo:paragraph-rsid="001d1c8c"/>
    </style:style>
    <style:style style:name="P52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d35b3" style:font-size-asian="12pt" style:font-size-complex="12pt"/>
    </style:style>
    <style:style style:name="P53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e1fba" style:font-size-asian="12pt" style:font-size-complex="12pt"/>
    </style:style>
    <style:style style:name="P54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e1fba" officeooo:paragraph-rsid="001e1fba" style:font-size-asian="12pt" style:font-size-complex="12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3f06b" style:font-size-asian="12pt" style:font-size-complex="12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64ae3" style:font-size-asian="12pt" style:font-size-complex="12pt"/>
    </style:style>
    <style:style style:name="P57" style:family="paragraph" style:parent-style-name="Table_20_Contents">
      <style:text-properties style:font-name="Liberation Serif" fo:font-size="12pt" style:font-size-asian="12pt" style:font-size-complex="12pt"/>
    </style:style>
    <style:style style:name="P58" style:family="paragraph" style:parent-style-name="Table_20_Contents">
      <style:text-properties style:font-name="Liberation Serif" fo:font-size="12pt" officeooo:rsid="002a3d6c" officeooo:paragraph-rsid="002b0d2e" style:font-size-asian="12pt" style:font-size-complex="12pt"/>
    </style:style>
    <style:style style:name="P59" style:family="paragraph" style:parent-style-name="Table_20_Contents">
      <style:text-properties style:font-name="Liberation Serif" fo:font-size="12pt" officeooo:rsid="002b0d2e" officeooo:paragraph-rsid="002b0d2e" style:font-size-asian="12pt" style:font-size-complex="12pt"/>
    </style:style>
    <style:style style:name="P60" style:family="paragraph" style:parent-style-name="Table_20_Contents">
      <style:text-properties style:font-name="Liberation Serif" fo:font-size="12pt" officeooo:rsid="002b0d2e" officeooo:paragraph-rsid="002c1d33" style:font-size-asian="12pt" style:font-size-complex="12pt"/>
    </style:style>
    <style:style style:name="P61" style:family="paragraph" style:parent-style-name="Table_20_Contents">
      <style:text-properties style:font-name="Liberation Serif" fo:font-size="12pt" officeooo:rsid="002c1d33" officeooo:paragraph-rsid="002c1d33" style:font-size-asian="12pt" style:font-size-complex="12pt"/>
    </style:style>
    <style:style style:name="P62" style:family="paragraph" style:parent-style-name="Table_20_Contents">
      <style:text-properties style:font-name="Liberation Serif" fo:font-size="12pt" fo:font-style="italic" officeooo:rsid="0028bc14" officeooo:paragraph-rsid="0028bc14" style:font-size-asian="12pt" style:font-style-asian="italic" style:font-size-complex="12pt" style:font-style-complex="italic"/>
    </style:style>
    <style:style style:name="P63" style:family="paragraph" style:parent-style-name="Table_20_Contents">
      <style:text-properties style:font-name="Liberation Serif" fo:font-size="12pt" fo:font-style="italic" officeooo:rsid="002b0d2e" officeooo:paragraph-rsid="002b0d2e" style:font-size-asian="12pt" style:font-style-asian="italic" style:font-size-complex="12pt" style:font-style-complex="italic"/>
    </style:style>
    <style:style style:name="P64" style:family="paragraph" style:parent-style-name="Table_20_Contents">
      <style:text-properties style:font-name="Liberation Serif" fo:font-size="12pt" fo:font-weight="bold" officeooo:rsid="001d35b3" officeooo:paragraph-rsid="001d35b3" style:font-size-asian="12pt" style:font-weight-asian="bold" style:font-size-complex="12pt" style:font-weight-complex="bold"/>
    </style:style>
    <style:style style:name="P6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012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1704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39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93739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442ee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b939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1c2262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1d1c8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1d35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1e1fb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28b1f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28bc14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2c1d33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12e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72c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e34a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1704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text-underline-style="none" officeooo:rsid="00193739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739" style:text-blinking="fals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aa679" style:text-blinking="false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d1c8c" style:text-blinking="false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style:text-blinking="fals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1d1c8c" style:font-size-asian="12pt" style:font-size-complex="12pt"/>
    </style:style>
    <style:style style:name="T36" style:family="text">
      <style:text-properties style:font-name="Liberation Serif" fo:font-size="12pt" officeooo:rsid="001d35b3" style:font-size-asian="12pt" style:font-size-complex="12pt"/>
    </style:style>
    <style:style style:name="T37" style:family="text">
      <style:text-properties style:font-name="Liberation Serif" fo:font-size="12pt" officeooo:rsid="001e1fba" style:font-size-asian="12pt" style:font-size-complex="12pt"/>
    </style:style>
    <style:style style:name="T38" style:family="text">
      <style:text-properties style:font-name="Liberation Serif" fo:font-size="12pt" fo:font-weight="bold" officeooo:rsid="001d1c8c" style:font-size-asian="12pt" style:font-weight-asian="bold" style:font-size-complex="12pt" style:font-weight-complex="bold"/>
    </style:style>
    <style:style style:name="T39" style:family="text">
      <style:text-properties officeooo:rsid="001d1c8c"/>
    </style:style>
    <style:style style:name="T40" style:family="text">
      <style:text-properties officeooo:rsid="001d35b3"/>
    </style:style>
    <style:style style:name="T41" style:family="text">
      <style:text-properties officeooo:rsid="001e1fba"/>
    </style:style>
    <style:style style:name="T42" style:family="text">
      <style:text-properties officeooo:rsid="0020012e"/>
    </style:style>
    <style:style style:name="T43" style:family="text">
      <style:text-properties style:font-name="Times New Roman" style:font-name-complex="Times New Roman1"/>
    </style:style>
    <style:style style:name="T44" style:family="text">
      <style:text-properties style:font-name="Times New Roman" officeooo:rsid="0023f06b" style:font-name-complex="Times New Roman1"/>
    </style:style>
    <style:style style:name="T45" style:family="text">
      <style:text-properties style:font-name="Times New Roman" officeooo:rsid="002436b5" style:font-name-complex="Times New Roman1"/>
    </style:style>
    <style:style style:name="T46" style:family="text">
      <style:text-properties style:font-name="Times New Roman" officeooo:rsid="0024532d" style:font-name-complex="Times New Roman1"/>
    </style:style>
    <style:style style:name="T47" style:family="text">
      <style:text-properties style:font-name="Times New Roman" officeooo:rsid="00264ae3" style:font-name-complex="Times New Roman1"/>
    </style:style>
    <style:style style:name="T48" style:family="text">
      <style:text-properties style:font-name="Times New Roman" officeooo:rsid="0026af76" style:font-name-complex="Times New Roman1"/>
    </style:style>
    <style:style style:name="T49" style:family="text">
      <style:text-properties officeooo:rsid="0026af76"/>
    </style:style>
    <style:style style:name="T50" style:family="text">
      <style:text-properties officeooo:rsid="00271704"/>
    </style:style>
    <style:style style:name="T51" style:family="text">
      <style:text-properties officeooo:rsid="0028b1fe"/>
    </style:style>
    <style:style style:name="T52" style:family="text">
      <style:text-properties officeooo:rsid="00193739"/>
    </style:style>
    <style:style style:name="T53" style:family="text">
      <style:text-properties officeooo:rsid="002b0d2e"/>
    </style:style>
    <style:style style:name="T54" style:family="text">
      <style:text-properties officeooo:rsid="002c1d33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1">Analyzing Post-fire Conifer Regneration in the Klamath National Forest</text:p>
      <text:p text:style-name="P40"/>
      <text:p text:style-name="P8">Report Prepared for Andrew Mueller, USFS Ecologist, Klamath National Forest</text:p>
      <text:p text:style-name="P43">Adam Hanbury-Brown, Rachel Ward, Millie Chapman, Elif Tasar</text:p>
      <text:p text:style-name="P43">May, 2020</text:p>
      <text:p text:style-name="P9"/>
      <text:p text:style-name="P9">Background</text:p>
      <text:p text:style-name="P55"><text:span text:style-name="T43"/></text:p>
      <text:p text:style-name="P55"><text:span text:style-name="T43">The Klamath ecoregion, hereafter referred to as “the Klamath”, is a forested, fire-prone,</text:span></text:p>
      <text:p text:style-name="P55"><text:span text:style-name="T43">ecosystem in Northern California and southern Oregon comprising 2.94 million hectares (Serra-</text:span></text:p>
      <text:p text:style-name="P56"><text:span text:style-name="T43">Diaz et al. 2018). </text:span><text:span text:style-name="T46">Prior research suggests that some</text:span><text:span text:style-name="T44"> </text:span><text:span text:style-name="T46">areas</text:span><text:span text:style-name="T44"> of the </text:span><text:span text:style-name="T43">Klamath’</text:span><text:span text:style-name="T44">s</text:span><text:span text:style-name="T43"> mixed conifer forests (MCFs) are in disequilibrium with the current climate </text:span><text:span text:style-name="T46">(</text:span><text:span text:style-name="T43">Serra-Diaz et al. 2018</text:span><text:span text:style-name="T46">)</text:span><text:span text:style-name="T43"> </text:span><text:span text:style-name="T46">and that </text:span><text:span text:style-name="T47">conifer regeneration is declining here and in many western states</text:span><text:span text:style-name="T46"> </text:span><text:span text:style-name="T43">(</text:span><text:span text:style-name="T47">Stevens-Rumann et al. 2019)</text:span><text:span text:style-name="T43">. Empirical evidence and model testing indicate that increasing fire size and burn severity (Steel, Koontz, and Safford 2018) combined with increased soil moisture deficit </text:span><text:span text:style-name="T45">has the potential to convert drier parts of </text:span><text:span text:style-name="T43">Klamath </text:span><text:span text:style-name="T45">MCF</text:span><text:span text:style-name="T47">s</text:span><text:span text:style-name="T43"> </text:span><text:span text:style-name="T45">to</text:span><text:span text:style-name="T43"> </text:span><text:span text:style-name="T47">hardwoods and/or </text:span><text:span text:style-name="T43">shrubland </text:span><text:span text:style-name="T47">(</text:span><text:span text:style-name="T43">Tepley et al. 2017, Serra-Diaz et al. 2018</text:span><text:span text:style-name="T47">)</text:span><text:span text:style-name="T43">. Changes to the disturbance regime and climate appears to alter the competitive dynamics between regenerating conifers and shrubs, resulting in </text:span><text:span text:style-name="T47">reduced</text:span><text:span text:style-name="T43"> conifer regeneration </text:span><text:span text:style-name="T47">in drier parts of the Klamath</text:span><text:span text:style-name="T43"> (Tepley et al. 2017). </text:span><text:span text:style-name="T45">Despite the import role of </text:span><text:span text:style-name="T47">forest</text:span><text:span text:style-name="T45"> management </text:span><text:span text:style-name="T47">in</text:span><text:span text:style-name="T45"> influencing conifer regeneration, </text:span><text:span text:style-name="T47">many </text:span><text:span text:style-name="T45">studies </text:span><text:span text:style-name="T47">exclude</text:span><text:span text:style-name="T44"> managed areas </text:span><text:span text:style-name="T47">from </text:span><text:span text:style-name="T44">analys</text:span><text:span text:style-name="T47">i</text:span><text:span text:style-name="T44">s</text:span><text:span text:style-name="T43"> </text:span><text:span text:style-name="T46">and don’t </text:span><text:span text:style-name="T47">include</text:span><text:span text:style-name="T46"> </text:span><text:span text:style-name="T47">management options</text:span><text:span text:style-name="T46"> </text:span><text:span text:style-name="T47">in predictive models of</text:span><text:span text:style-name="T46"> regeneration outcomes </text:span><text:span text:style-name="T43">(Tepley et al. 2017, </text:span><text:span text:style-name="T46">Young et al. 2019, Shive et al. 2019</text:span><text:span text:style-name="T44">). </text:span><text:span text:style-name="T47">Therefore, managers and ecologists lack </text:span><text:span text:style-name="T48">insight into the past and future</text:span><text:span text:style-name="T47"> efficacy of reforestation practices, especially in the context of a changing climate.</text:span><text:span text:style-name="T44"> </text:span><text:span text:style-name="T48">Furthermore</text:span><text:span text:style-name="T44">, few studies observe regeneration outcomes on </text:span><text:span text:style-name="T48">a </text:span><text:span text:style-name="T44">long enough timescale to determine if successful conifer seedling establishment </text:span><text:span text:style-name="T47">(natural or artificial)</text:span><text:span text:style-name="T44"> translates into future </text:span><text:span text:style-name="T47">conifer </text:span><text:span text:style-name="T44">canopy dominance </text:span><text:span text:style-name="T47">in mature size classes</text:span><text:span text:style-name="T44">.</text:span></text:p>
      <text:p text:style-name="P55"><text:span text:style-name="T43"/></text:p>
      <text:p text:style-name="P38">In the five years following a fire, the <text:span text:style-name="T49">United States (</text:span>USFS<text:span text:style-name="T49">)</text:span> <text:span text:style-name="T49">often permits </text:span>salvage logging, prepare<text:span text:style-name="T49">s</text:span> <text:span text:style-name="T49">burned areas</text:span> for planting, plants conifer seedlings, and performs stocking surveys to check seedling establishment success. Some <text:span text:style-name="T49">planted </text:span>seedlings will be marked for subsequent <text:span text:style-name="T49">analysis of</text:span> survivorship and reforestation success. Not all areas that burn receive reforestation management due to limited resources <text:span text:style-name="T49">and because some areas are </text:span>designated wilderness. <text:span text:style-name="T49">This provides </text:span>a mosaic of <text:span text:style-name="T49">variable</text:span> management <text:span text:style-name="T49">histories</text:span> to test the effects of management and environmental variables on regeneration outcomes. </text:p>
      <text:p text:style-name="P38"/>
      <text:p text:style-name="P39"><text:span text:style-name="T42">We investigated how management, climate, site variables, and fire characteristics explained variation in conifer forest regeneration outcomes after fire. Our overarching motivation was to understand h</text:span><text:span text:style-name="T23">ow </text:span><text:span text:style-name="T24"><text:s/>climate, topography, and</text:span><text:span text:style-name="T25"> post-fire management affect</text:span><text:span text:style-name="T26">s</text:span><text:span text:style-name="T24"> conifer regeneration </text:span><text:span text:style-name="T25">outcomes </text:span><text:span text:style-name="T24">in the Klamath National Forest, </text:span><text:span text:style-name="T26">and to provide insights that support future post-fire management. </text:span></text:p>
      <text:p text:style-name="P27"/>
      <text:p text:style-name="P29">Specific questions and hypotheses</text:p>
      <text:p text:style-name="P18"><text:span text:style-name="T52">“+/-” denotes a positive or negative relationship was expected</text:span></text:p>
      <text:p text:style-name="P44"><text:span text:style-name="T12">Q</text:span><text:span text:style-name="T9">1. </text:span><text:span text:style-name="T12">What variables predict the probability that a management unit gets certified as experiencing natural regeneration within 10 years of a fire?</text:span><text:span text:style-name="T3"> </text:span><text:span text:style-name="T12">We hypothesized that t</text:span><text:span text:style-name="T7">h</text:span><text:span text:style-name="T12">is</text:span><text:span text:style-name="T7"> probability is </text:span><text:span text:style-name="T8">a function of site potential </text:span><text:span text:style-name="T9">(+)</text:span><text:span text:style-name="T8">, burn severity </text:span><text:span text:style-name="T9">(-)</text:span><text:span text:style-name="T8">, </text:span><office:annotation office:name="__Annotation__419_503286878"><dc:creator>Unknown Author</dc:creator><dc:date>2020-04-16T12:30:31.439414496</dc:date><text:p text:style-name="P65"><text:span text:style-name="T55">Could change</text:span></text:p></office:annotation><text:span text:style-name="T8">distance to low burn severity zone </text:span><text:span text:style-name="T9">(-)</text:span><office:annotation-end office:name="__Annotation__419_503286878"/><text:span text:style-name="T8">, </text:span><text:span text:style-name="T9">slope (-)</text:span><text:span text:style-name="T7">, </text:span><text:span text:style-name="T9">elevation (+/-),</text:span><text:span text:style-name="T7"> </text:span><text:span text:style-name="T9">climate water deficit </text:span><text:span text:style-name="T11">at the site </text:span><text:span text:style-name="T9">(-)</text:span><text:span text:style-name="T7">, </text:span><text:span text:style-name="T9">solar load index, </text:span><text:span text:style-name="T7">and site prep</text:span><text:span text:style-name="T9">aration (+).</text:span></text:p>
      <text:p text:style-name="P22"/>
      <text:p text:style-name="P45"><text:soft-page-break/><text:span text:style-name="T12">Q</text:span><text:span text:style-name="T7">2. </text:span><text:span text:style-name="T12">What variables influence the </text:span><text:span text:style-name="T7">survivorship </text:span><text:span text:style-name="T12">of planted seedlings?</text:span><text:span text:style-name="T7"> </text:span><text:span text:style-name="T12">We hypothesized that s</text:span><text:span text:style-name="T7">eedling survivorship of planted trees, across all conifer species, is a function of </text:span><text:span text:style-name="T8">site potential </text:span><text:span text:style-name="T7">(+)</text:span><text:span text:style-name="T8">, </text:span><text:span text:style-name="T7">slope (-)</text:span><text:span text:style-name="T10">, </text:span><text:span text:style-name="T7">elevation (+/-),</text:span><text:span text:style-name="T10"> </text:span><text:span text:style-name="T7">long-term climate water deficit (-)</text:span><text:span text:style-name="T10">, </text:span><text:span text:style-name="T7">solar load index, </text:span><text:span text:style-name="T10">and site prep</text:span><text:span text:style-name="T7">aration (+).</text:span></text:p>
      <text:p text:style-name="P22"/>
      <text:p text:style-name="P45"><text:span text:style-name="T12">Q</text:span><text:span text:style-name="T7">3. </text:span><text:span text:style-name="T12">What variables influence the probability that conifers wi</text:span><text:span text:style-name="T57"><office:annotation office:name="__Annotation__4250_1287544657"><dc:creator>Unknown Author</dc:creator><dc:date>2020-04-17T16:07:39.483841974</dc:date><text:p text:style-name="P66"><text:span text:style-name="T56">Other question is if seedling regeneration observations can be used to predict future canopy dominance.</text:span></text:p></office:annotation></text:span><text:span text:style-name="T12">ll dominate the canopy 30 years after a fire? Are </text:span><text:span text:style-name="T13">the environmental</text:span><text:span text:style-name="T12"> variables </text:span><text:span text:style-name="T13">of importance here the same ones</text:span><text:span text:style-name="T12"> that predict </text:span><text:span text:style-name="T13">shorter term natural</text:span><text:span text:style-name="T12"> seedlin</text:span><office:annotation-end office:name="__Annotation__4250_1287544657"/><text:span text:style-name="T12">g regeneration?</text:span><text:span text:style-name="T7"> </text:span><text:span text:style-name="T12">We hypothesize that the</text:span><text:span text:style-name="T7"> probability that conifers dominate the canopy 30 years after a fire is a function of </text:span><text:span text:style-name="T13">management actions and </text:span><text:span text:style-name="T11">the same variables that predict the </text:span><text:span text:style-name="T12">shorter-term </text:span><text:span text:style-name="T11">certification of natural regeneration.</text:span></text:p>
      <text:p text:style-name="P28"/>
      <text:p text:style-name="P11">Methods</text:p>
      <text:p text:style-name="P16"/>
      <text:p text:style-name="P19">We focused <text:span text:style-name="T49">our analysis on </text:span>a cluster of large, severe fires occurring <text:span text:style-name="T49">with</text:span>in <text:span text:style-name="T49">the Klamath National Forest</text:span> <text:span text:style-name="T49">in </text:span>1987 <text:span text:style-name="T49">(add fire names and sizes here)</text:span>. Focusing on the 1987 fires allowed us to observe long term <text:span text:style-name="T49">(30+ years)</text:span> regeneration outcomes <text:span text:style-name="T49">which would be impossible for</text:span> more recent fires. </text:p>
      <text:p text:style-name="P12"/>
      <text:p text:style-name="P13">INSERT MAP OF STUDY AREA HERE</text:p>
      <text:p text:style-name="P20"><text:span text:style-name="T27"/></text:p>
      <text:p text:style-name="P21">The unit of analysis for <text:span text:style-name="T50">Q</text:span>1 and <text:span text:style-name="T50">Q</text:span>2 was a USFS <text:span text:style-name="T50">management unit, or “s</text:span>ubunit” (SUID), because this is the spatial scale at which management actions and regeneration outcomes were reported. All explanatory variables were averaged to the level of a SUID. <text:span text:style-name="T51">The unit of analysis for Q3 was a 30 m pixel, but some independent variab</text:span><text:span text:style-name="T51"><office:annotation office:name="__Annotation__4255_1287544657"><dc:creator>Unknown Author</dc:creator><dc:date>2020-04-17T16:11:39.759178519</dc:date><text:p text:style-name="P66"><text:span text:style-name="T56">May need more explanation here.</text:span></text:p></office:annotation></text:span><text:span text:style-name="T51">les used to test this hypothesis occur at the level of a SUID</text:span><office:annotation-end office:name="__Annotation__4255_1287544657"/><text:span text:style-name="T51">.</text:span></text:p>
      <text:p text:style-name="P17"/>
      <text:p text:style-name="P7"><text:span text:style-name="T6">The USFS provided </text:span><text:span text:style-name="T14">excel files </text:span><text:span text:style-name="T19">with </text:span><text:span text:style-name="T6">data on post-fire reforestation management actions </text:span><text:span text:style-name="T14">and </text:span><text:span text:style-name="T20">seedling </text:span><text:span text:style-name="T14">regeneration observations</text:span><text:span text:style-name="T6">. </text:span><text:span text:style-name="T14">We matched these records to spatially explicit</text:span><text:span text:style-name="T17"> </text:span><text:span text:style-name="T14">SUID polygons and used Google Earth Engine to overly climate, topography, and burn severity layers. All spatially explicit data was transformed and re-projected to a UTM Zone 10 coordinate system (EPSG: xxxxx), sampled to points at 30 meter spatial resolution and imported in</text:span><text:span text:style-name="T16">to</text:span><text:span text:style-name="T14"> R for statistical analysis </text:span><text:span text:style-name="T17">(link to github)</text:span><text:span text:style-name="T14">. Table </text:span><text:span text:style-name="T21">1</text:span><text:span text:style-name="T20"> provides details on the </text:span><text:span text:style-name="T21">variables and data sources</text:span><text:span text:style-name="T20"> used in this </text:span><text:span text:style-name="T15">analysis.</text:span></text:p>
      <text:p text:style-name="P23"/>
      <text:p text:style-name="P8"><text:span text:style-name="T4">T</text:span><text:span text:style-name="T1">able 1</text:span><text:span text:style-name="T5">. Data summary </text:span><text:span text:style-name="T17">(dependent variables are in bold) </text:span><text:span text:style-name="T18">[fill in </text:span><text:span text:style-name="T22">rest of </text:span><text:span text:style-name="T18">table]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4">Variable Name</text:p>
          </table:table-cell>
          <table:table-cell table:style-name="Table1.A1" office:value-type="string">
            <text:p text:style-name="P64">Variable Code</text:p>
          </table:table-cell>
          <table:table-cell table:style-name="Table1.A1" office:value-type="string">
            <text:p text:style-name="P64">Units</text:p>
          </table:table-cell>
          <table:table-cell table:style-name="Table1.A1" office:value-type="string">
            <text:p text:style-name="P64">Spatial Res. <text:span text:style-name="T53">(m)</text:span></text:p>
          </table:table-cell>
          <table:table-cell table:style-name="Table1.E1" office:value-type="string">
            <text:p text:style-name="P64">Source</text:p>
          </table:table-cell>
        </table:table-row>
        <table:table-row>
          <table:table-cell table:style-name="Table1.A2" table:number-columns-spanned="5" office:value-type="string">
            <text:p text:style-name="P62">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9">Certified natural regeneration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T/F</text:p>
          </table:table-cell>
          <table:table-cell table:style-name="Table1.A3" office:value-type="string">
            <text:p text:style-name="P59">SUID</text:p>
          </table:table-cell>
          <table:table-cell table:style-name="Table1.A2" office:value-type="string">
            <text:p text:style-name="P59">USFS FACTS</text:p>
          </table:table-cell>
        </table:table-row>
        <table:table-row>
          <table:table-cell table:style-name="Table1.A3" office:value-type="string">
            <text:p text:style-name="P59">Seedling survival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NA</text:p>
          </table:table-cell>
          <table:table-cell table:style-name="Table1.A3" office:value-type="string">
            <text:p text:style-name="P59">SUID</text:p>
          </table:table-cell>
          <table:table-cell table:style-name="Table1.A2" office:value-type="string">
            <text:p text:style-name="P59">USFS FACTS</text:p>
          </table:table-cell>
        </table:table-row>
        <table:table-row>
          <table:table-cell table:style-name="Table1.A3" office:value-type="string">
            <text:p text:style-name="P59">Canopy dominance 30 yrs after fire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30 m</text:p>
          </table:table-cell>
          <table:table-cell table:style-name="Table1.A2" office:value-type="string">
            <text:p text:style-name="P59">Landfire</text:p>
          </table:table-cell>
        </table:table-row>
        <table:table-row>
          <table:table-cell table:style-name="Table1.A2" table:number-columns-spanned="5" office:value-type="string">
            <text:p text:style-name="P63">In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9">Elevation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m</text:p>
          </table:table-cell>
          <table:table-cell table:style-name="Table1.A3" office:value-type="string">
            <text:p text:style-name="P59">30</text:p>
          </table:table-cell>
          <table:table-cell table:style-name="Table1.A2" office:value-type="string">
            <text:p text:style-name="P59">SRTM</text:p>
          </table:table-cell>
        </table:table-row>
        <table:table-row>
          <table:table-cell table:style-name="Table1.A3" office:value-type="string">
            <text:p text:style-name="P59">Slope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% grade</text:p>
          </table:table-cell>
          <table:table-cell table:style-name="Table1.A3" office:value-type="string">
            <text:p text:style-name="P59">30</text:p>
          </table:table-cell>
          <table:table-cell table:style-name="Table1.A2" office:value-type="string">
            <text:p text:style-name="P59">SRTM</text:p>
          </table:table-cell>
        </table:table-row>
        <table:table-row>
          <table:table-cell table:style-name="Table1.A3" office:value-type="string">
            <text:p text:style-name="P59">northness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[-1,1]</text:p>
          </table:table-cell>
          <table:table-cell table:style-name="Table1.A3" office:value-type="string">
            <text:p text:style-name="P59">30</text:p>
          </table:table-cell>
          <table:table-cell table:style-name="Table1.A2" office:value-type="string">
            <text:p text:style-name="P59">SRTM</text:p>
          </table:table-cell>
        </table:table-row>
        <text:soft-page-break/>
        <table:table-row>
          <table:table-cell table:style-name="Table1.A3" office:value-type="string">
            <text:p text:style-name="P59">eastness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[-1,1]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SRTM</text:p>
          </table:table-cell>
        </table:table-row>
        <table:table-row>
          <table:table-cell table:style-name="Table1.A3" office:value-type="string">
            <text:p text:style-name="P59">Seed availability proxy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MTBS</text:p>
          </table:table-cell>
        </table:table-row>
        <table:table-row>
          <table:table-cell table:style-name="Table1.A3" office:value-type="string">
            <text:p text:style-name="P59">Burn severity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Low / med / high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MTBS</text:p>
          </table:table-cell>
        </table:table-row>
        <table:table-row>
          <table:table-cell table:style-name="Table1.A3" office:value-type="string">
            <text:p text:style-name="P59">Climate water defici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Mm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CA Climate Commons</text:p>
          </table:table-cell>
        </table:table-row>
        <table:table-row>
          <table:table-cell table:style-name="Table1.A3" office:value-type="string">
            <text:p text:style-name="P61">Solar Load Index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/>
          </table:table-cell>
        </table:table-row>
        <table:table-row>
          <table:table-cell table:style-name="Table1.A3" office:value-type="string">
            <text:p text:style-name="P59">Mean 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Deg. C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PRISM</text:p>
          </table:table-cell>
        </table:table-row>
        <table:table-row>
          <table:table-cell table:style-name="Table1.A3" office:value-type="string">
            <text:p text:style-name="P59">Mean ppt.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mm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PRISM</text:p>
          </table:table-cell>
        </table:table-row>
        <table:table-row>
          <table:table-cell table:style-name="Table1.A3" office:value-type="string">
            <text:p text:style-name="P61">Site preparation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61">Categorical 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61">USFS FACTS</text:p>
          </table:table-cell>
        </table:table-row>
        <table:table-row>
          <table:table-cell table:style-name="Table1.A3" office:value-type="string">
            <text:p text:style-name="P61">Planting density 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61">Trees / acre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61">USFS FACTS</text:p>
          </table:table-cell>
        </table:table-row>
        <table:table-row>
          <table:table-cell table:style-name="Table1.A3" office:value-type="string">
            <text:p text:style-name="P61">Stocking density (planted)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61">Trees / acre?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61">USFS FACTS</text:p>
          </table:table-cell>
        </table:table-row>
        <table:table-row>
          <table:table-cell table:style-name="Table1.A3" office:value-type="string">
            <text:p text:style-name="P61">Stocking density (natural)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61">Trees / acre?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61">USFS FACTS</text:p>
          </table:table-cell>
        </table:table-row>
        <table:table-row>
          <table:table-cell table:style-name="Table1.A3" office:value-type="string">
            <text:p text:style-name="P61">planted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61">T/F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60">USFS FACTS</text:p>
          </table:table-cell>
        </table:table-row>
        <table:table-row>
          <table:table-cell table:style-name="Table1.A3" office:value-type="string">
            <text:p text:style-name="P58">“certified planted”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59">T/F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59">USFS FACTS</text:p>
          </table:table-cell>
        </table:table-row>
      </table:table>
      <text:p text:style-name="P24"><text:s/></text:p>
      <text:p text:style-name="P3"/>
      <text:p text:style-name="P10"><text:span text:style-name="T40">Statistical </text:span>Analysis <text:span text:style-name="T39">(section under development)</text:span></text:p>
      <text:p text:style-name="P2"/>
      <text:list xml:id="list3084683467" text:style-name="L1">
        <text:list-item>
          <text:p text:style-name="P30"><text:span text:style-name="T36">All statistical analys</text:span><text:span text:style-name="T37">e</text:span><text:span text:style-name="T36">s </text:span><text:span text:style-name="T37">were</text:span><text:span text:style-name="T36"> done in R using the lme4 and GAM packages.</text:span></text:p>
        </text:list-item>
      </text:list>
      <text:list xml:id="list486822034" text:style-name="L2">
        <text:list-item>
          <text:p text:style-name="P31"><text:span text:style-name="T35">We tested for co-linearity of the predictor variables </text:span><text:span text:style-name="T36">for dimensionality reduction.</text:span></text:p>
          <text:p text:style-name="P33"/>
        </text:list-item>
        <text:list-item>
          <text:p text:style-name="P31"><text:span text:style-name="T38">H1</text:span><text:span text:style-name="T35">: We modeled the probability that a SUID receives certification of natural regeneration within 10 years using a </text:span><text:span text:style-name="T36">binomial regression with </text:span><text:span text:style-name="T35">logit link function</text:span></text:p>
          <text:list>
            <text:list-item>
              <text:p text:style-name="P49"><text:span text:style-name="T36">a</text:span><text:span text:style-name="T34">ssumptions met</text:span></text:p>
            </text:list-item>
            <text:list-item>
              <text:p text:style-name="P50"><text:span text:style-name="T36">m</text:span><text:span text:style-name="T34">odel selection process (back / forward selection),</text:span><text:span text:style-name="T36">AIC/BIC</text:span></text:p>
              <text:p text:style-name="P34"/>
            </text:list-item>
          </text:list>
        </text:list-item>
        <text:list-item>
          <text:p text:style-name="P31"><text:span text:style-name="T38">H2</text:span><text:span text:style-name="T35">: We modeled mean </text:span><text:span text:style-name="T38">s</text:span><text:span text:style-name="T29">eedling survivorship</text:span><text:span text:style-name="T35"> using a GLMM</text:span></text:p>
          <text:list>
            <text:list-item>
              <text:p text:style-name="P34">assumptions met</text:p>
            </text:list-item>
            <text:list-item>
              <text:p text:style-name="P37">tested normality of seedling survivorship</text:p>
            </text:list-item>
            <text:list-item>
              <text:p text:style-name="P51"><text:span text:style-name="T35">m</text:span><text:span text:style-name="T34">odel selection </text:span><text:span text:style-name="T36">process</text:span></text:p>
            </text:list-item>
          </text:list>
          <text:p text:style-name="P25"/>
        </text:list-item>
        <text:list-item>
          <text:p text:style-name="P31"><text:span text:style-name="T30">H</text:span><text:span text:style-name="T31">3</text:span><text:span text:style-name="T32">: </text:span><text:span text:style-name="T33">We modeled the probability that conifers dominate the canopy 30 years using a binomial regression</text:span></text:p>
          <text:list>
            <text:list-item>
              <text:p text:style-name="P34">assumptions met</text:p>
            </text:list-item>
            <text:list-item>
              <text:p text:style-name="P26">model selection process (back / forward selection),AIC/BIC</text:p>
            </text:list-item>
          </text:list>
        </text:list-item>
      </text:list>
      <text:p text:style-name="P5"/>
      <text:p text:style-name="P4"/>
      <text:p text:style-name="P48"><text:soft-page-break/></text:p>
      <text:p text:style-name="P10">Results <text:span text:style-name="T39">(section under development)</text:span></text:p>
      <text:p text:style-name="P10"/>
      <text:p text:style-name="P10"/>
      <text:p text:style-name="P10"/>
      <text:p text:style-name="P10"/>
      <text:p text:style-name="P10"/>
      <text:p text:style-name="P2"/>
      <text:list xml:id="list2534910303" text:style-name="L3">
        <text:list-item>
          <text:p text:style-name="P35"><text:span text:style-name="T54">Q</text:span>1</text:p>
          <text:list>
            <text:list-item>
              <text:p text:style-name="P52">show best model with AIC score <text:span text:style-name="T41">compared to candidate models</text:span></text:p>
            </text:list-item>
            <text:list-item>
              <text:p text:style-name="P52">show table of model coefficients <text:span text:style-name="T41">in best model</text:span></text:p>
            </text:list-item>
            <text:list-item>
              <text:p text:style-name="P54">show figure</text:p>
            </text:list-item>
          </text:list>
        </text:list-item>
        <text:list-item>
          <text:p text:style-name="P36"><text:span text:style-name="T54">Q2</text:span></text:p>
          <text:list>
            <text:list-item>
              <text:p text:style-name="P53">show best model with AIC score <text:span text:style-name="T41">compared to candidate models</text:span></text:p>
            </text:list-item>
            <text:list-item>
              <text:p text:style-name="P53">show table of model coefficients <text:span text:style-name="T41">in best model</text:span></text:p>
            </text:list-item>
            <text:list-item>
              <text:p text:style-name="P54">show figure</text:p>
            </text:list-item>
          </text:list>
        </text:list-item>
        <text:list-item>
          <text:p text:style-name="P54"><text:span text:style-name="T54">Q</text:span>3</text:p>
          <text:list>
            <text:list-item>
              <text:p text:style-name="P53">show best model with AIC score <text:span text:style-name="T41">compared to candidate models</text:span></text:p>
            </text:list-item>
            <text:list-item>
              <text:p text:style-name="P53">show table of model coefficients <text:span text:style-name="T41">in best model</text:span></text:p>
            </text:list-item>
            <text:list-item>
              <text:p text:style-name="P54">show figure</text:p>
            </text:list-item>
          </text:list>
        </text:list-item>
      </text:list>
      <text:p text:style-name="P2"/>
      <text:p text:style-name="P2"/>
      <text:p text:style-name="P9">Potential Management Implications</text:p>
      <text:p text:style-name="P1"/>
      <text:p text:style-name="P1"/>
      <text:p text:style-name="P1"/>
      <text:p text:style-name="P1"/>
      <text:p text:style-name="P14">Future tests</text:p>
      <text:p text:style-name="P6"><text:span text:style-name="T7">H4. </text:span><text:span text:style-name="T1">Does seedling establishment predict future canopy dominance</text:span><text:span text:style-name="T2">?</text:span><text:span text:style-name="T7"> The short-term success of seedling establishment predicts the longer-term success of conifer canopy dominance 30 years after a fire.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iberation Serif" fo:font-size="12pt" fo:font-style="italic" fo:font-weight="normal" officeooo:rsid="0015072c" officeooo:paragraph-rsid="00271704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fo:font-variant="normal" fo:text-transform="none" fo:color="#000000" style:text-line-through-style="none" style:text-line-through-type="none" style:text-underline-style="none" officeooo:rsid="00193739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20:53.109195338</meta:creation-date>
    <dc:date>2020-04-17T16:41:06.694764293</dc:date>
    <meta:editing-duration>PT50M24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4" meta:paragraph-count="120" meta:word-count="1169" meta:character-count="7543" meta:non-whitespace-character-count="6510"/>
  </office:meta>
</office:document-meta>
</file>